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Attribute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AttributeModule.getAttribute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AttributeModule.getAttributeValues( String name , Configuration modeConf , Map objectMode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2">
            <text:p text:style-name="Table_20_Contents">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